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" table:style-name="ta1">
        <table:shapes>
          <draw:frame draw:z-index="0" draw:style-name="gr1" draw:text-style-name="P1" svg:width="159.99mm" svg:height="89.99mm" svg:x="54.8mm" svg:y="0.74mm">
            <loext:p draw:notify-on-update-of-ranges="'1'.A2:'1'.A11 '1'.B1:'1'.B1 '1'.B2:'1'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Valeur Brute</text:p>
          </table:table-cell>
          <table:table-cell office:value-type="string" calcext:value-type="string">
            <text:p>Poids</text:p>
          </table:table-cell>
        </table:table-row>
        <table:table-row table:style-name="ro1">
          <table:table-cell office:value-type="float" office:value="132421" calcext:value-type="float">
            <text:p>13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06" calcext:value-type="float">
            <text:p>154306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43182" calcext:value-type="float">
            <text:p>143182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64855" calcext:value-type="float">
            <text:p>164855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176147" calcext:value-type="float">
            <text:p>176147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185943" calcext:value-type="float">
            <text:p>185943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242134" calcext:value-type="float">
            <text:p>24213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95808" calcext:value-type="float">
            <text:p>29580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349782" calcext:value-type="float">
            <text:p>34978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403072" calcext:value-type="float">
            <text:p>403072</text:p>
          </table:table-cell>
          <table:table-cell office:value-type="float" office:value="0.25" calcext:value-type="float">
            <text:p>0,25</text:p>
          </table:table-cell>
        </table:table-row>
      </table:table>
      <table:table table:name="2" table:style-name="ta1">
        <table:shapes>
          <draw:frame draw:z-index="0" draw:style-name="gr1" draw:text-style-name="P1" svg:width="159.99mm" svg:height="89.99mm" svg:x="54.8mm" svg:y="0.74mm">
            <loext:p draw:notify-on-update-of-ranges="'2'.A2:'2'.A11 '2'.B1:'2'.B1 '2'.B2:'2'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Valeur Brute</text:p>
          </table:table-cell>
          <table:table-cell office:value-type="string" calcext:value-type="string">
            <text:p>Poid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15400" calcext:value-type="float">
            <text:p>11540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</table:table-row>
      </table:table>
      <table:table table:name="3" table:style-name="ta1">
        <table:shapes>
          <draw:frame draw:z-index="0" draw:style-name="gr1" draw:text-style-name="P1" svg:width="159.99mm" svg:height="89.99mm" svg:x="54.8mm" svg:y="0.74mm">
            <loext:p draw:notify-on-update-of-ranges="'3'.A2:'3'.A11 '3'.B1:'3'.B1 '3'.B2:'3'.B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Valeur Brute</text:p>
          </table:table-cell>
          <table:table-cell office:value-type="string" calcext:value-type="string">
            <text:p>Poid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</table:table-row>
      </table:table>
      <table:table table:name="4" table:style-name="ta1">
        <table:shapes>
          <draw:frame draw:z-index="0" draw:style-name="gr1" draw:text-style-name="P1" svg:width="159.99mm" svg:height="89.99mm" svg:x="54.8mm" svg:y="0.74mm">
            <loext:p draw:notify-on-update-of-ranges="'4'.A2:'4'.A11 '4'.B1:'4'.B1 '4'.B2:'4'.B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Valeur Brute</text:p>
          </table:table-cell>
          <table:table-cell office:value-type="string" calcext:value-type="string">
            <text:p>Poid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00" calcext:value-type="float">
            <text:p>3230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</table:table-row>
      </table:table>
      <table:table table:name="5" table:style-name="ta1">
        <table:shapes>
          <draw:frame draw:z-index="0" draw:style-name="gr1" draw:text-style-name="P1" svg:width="159.99mm" svg:height="89.99mm" svg:x="54.8mm" svg:y="0.74mm">
            <loext:p draw:notify-on-update-of-ranges="'5'.A2:'5'.A11 '5'.B1:'5'.B1 '5'.B2:'5'.B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Valeur Brute</text:p>
          </table:table-cell>
          <table:table-cell office:value-type="string" calcext:value-type="string">
            <text:p>Poid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</table:table-row>
      </table:table>
      <table:table table:name="6" table:style-name="ta1">
        <table:shapes>
          <draw:frame draw:z-index="0" draw:style-name="gr1" draw:text-style-name="P1" svg:width="159.99mm" svg:height="89.99mm" svg:x="54.8mm" svg:y="0.74mm">
            <loext:p draw:notify-on-update-of-ranges="'6'.A2:'6'.A11 '6'.B1:'6'.B1 '6'.B2:'6'.B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Valeur Brute</text:p>
          </table:table-cell>
          <table:table-cell office:value-type="string" calcext:value-type="string">
            <text:p>Poid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65200" calcext:value-type="float">
            <text:p>65200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07:58:45.5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4:58:55.720000000</meta:creation-date>
    <dc:date>2017-03-16T16:32:26.907000000</dc:date>
    <meta:editing-duration>PT2H39M16S</meta:editing-duration>
    <meta:editing-cycles>5</meta:editing-cycles>
    <meta:generator>LibreOffice/5.2.5.1$Windows_x86 LibreOffice_project/0312e1a284a7d50ca85a365c316c7abbf20a4d22</meta:generator>
    <meta:document-statistic meta:table-count="6" meta:cell-count="10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96cm" style:legend-expansion="high" chart:style-name="ch2"/>
        <chart:plot-area chart:style-name="ch3" table:cell-range-address="'1'.A2:'1'.B11 '1'.B1:'1'.B1" chart:data-source-has-labels="row" svg:x="0.32cm" svg:y="0.18cm" svg:width="11.582cm" svg:height="8.64cm">
          <chartooo:coordinate-region svg:x="1.259cm" svg:y="0.376cm" svg:width="10.059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B2:'1'.B11" chart:label-cell-address="'1'.B1:'1'.B1" chart:class="chart:scatter">
            <chart:domain table:cell-range-address="'1'.A2:'1'.A11"/>
            <chart:regression-curve chart:style-name="ch7">
              <chart:equation chart:display-equation="true" chart:display-r-square="false" svg:x="1.425cm" svg:y="1.906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oids</text:p>
                <draw:g>
                  <svg:desc>'1'.B1:'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421">
                <text:p>132421</text:p>
                <draw:g>
                  <svg:desc>'1'.A2:'1'.A11</svg:desc>
                </draw:g>
              </table:table-cell>
              <table:table-cell office:value-type="float" office:value="0">
                <text:p>0</text:p>
                <draw:g>
                  <svg:desc>'1'.B2:'1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306">
                <text:p>1543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182">
                <text:p>1431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855">
                <text:p>1648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147">
                <text:p>17614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5943">
                <text:p>1859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134">
                <text:p>2421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808">
                <text:p>2958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782">
                <text:p>3497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3072">
                <text:p>403072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96cm" style:legend-expansion="high" chart:style-name="ch2"/>
        <chart:plot-area chart:style-name="ch3" table:cell-range-address="'2'.A2:'2'.B11 '2'.B1:'2'.B1" chart:data-source-has-labels="row" svg:x="0.32cm" svg:y="0.18cm" svg:width="11.582cm" svg:height="8.64cm">
          <chartooo:coordinate-region svg:x="1.259cm" svg:y="0.375cm" svg:width="10.059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'.B2:'2'.B11" chart:label-cell-address="'2'.B1:'2'.B1" chart:class="chart:scatter">
            <chart:domain table:cell-range-address="'2'.A2:'2'.A11"/>
            <chart:regression-curve chart:style-name="ch7">
              <chart:equation chart:display-equation="true" chart:display-r-square="false" svg:x="1.425cm" svg:y="1.906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oids</text:p>
                <draw:g>
                  <svg:desc>'2'.B1:'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2'.A2:'2'.A11</svg:desc>
                </draw:g>
              </table:table-cell>
              <table:table-cell office:value-type="float" office:value="NaN">
                <text:p>NaN</text:p>
                <draw:g>
                  <svg:desc>'2'.B2:'2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00">
                <text:p>229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00">
                <text:p>112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100">
                <text:p>341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100">
                <text:p>561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5400">
                <text:p>1154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9000">
                <text:p>229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96cm" style:legend-expansion="high" chart:style-name="ch2"/>
        <chart:plot-area chart:style-name="ch3" table:cell-range-address="'3'.A2:'3'.B11 '3'.B1:'3'.B1" chart:data-source-has-labels="row" svg:x="0.32cm" svg:y="0.18cm" svg:width="11.582cm" svg:height="8.64cm">
          <chartooo:coordinate-region svg:x="1.259cm" svg:y="0.375cm" svg:width="10.059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:'3'.B11" chart:label-cell-address="'3'.B1:'3'.B1" chart:class="chart:scatter">
            <chart:domain table:cell-range-address="'3'.A2:'3'.A11"/>
            <chart:regression-curve chart:style-name="ch7">
              <chart:equation chart:display-equation="true" chart:display-r-square="false" svg:x="1.425cm" svg:y="1.906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oids</text:p>
                <draw:g>
                  <svg:desc>'3'.B1:'3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3'.A2:'3'.A11</svg:desc>
                </draw:g>
              </table:table-cell>
              <table:table-cell office:value-type="float" office:value="0">
                <text:p>0</text:p>
                <draw:g>
                  <svg:desc>'3'.B2:'3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900">
                <text:p>329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300">
                <text:p>643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00">
                <text:p>12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7000">
                <text:p>227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96cm" style:legend-expansion="high" chart:style-name="ch2"/>
        <chart:plot-area chart:style-name="ch3" table:cell-range-address="'4'.A2:'4'.B11 '4'.B1:'4'.B1" chart:data-source-has-labels="row" svg:x="0.32cm" svg:y="0.18cm" svg:width="11.582cm" svg:height="8.64cm">
          <chartooo:coordinate-region svg:x="1.259cm" svg:y="0.375cm" svg:width="10.059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:'4'.B11" chart:label-cell-address="'4'.B1:'4'.B1" chart:class="chart:scatter">
            <chart:domain table:cell-range-address="'4'.A2:'4'.A11"/>
            <chart:regression-curve chart:style-name="ch7">
              <chart:equation chart:display-equation="true" chart:display-r-square="false" svg:x="1.425cm" svg:y="1.906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oids</text:p>
                <draw:g>
                  <svg:desc>'4'.B1:'4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4'.A2:'4'.A11</svg:desc>
                </draw:g>
              </table:table-cell>
              <table:table-cell office:value-type="float" office:value="0">
                <text:p>0</text:p>
                <draw:g>
                  <svg:desc>'4'.B2:'4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300">
                <text:p>323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900">
                <text:p>639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00">
                <text:p>12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8000">
                <text:p>228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96cm" style:legend-expansion="high" chart:style-name="ch2"/>
        <chart:plot-area chart:style-name="ch3" table:cell-range-address="'5'.A2:'5'.B11 '5'.B1:'5'.B1" chart:data-source-has-labels="row" svg:x="0.32cm" svg:y="0.18cm" svg:width="11.582cm" svg:height="8.64cm">
          <chartooo:coordinate-region svg:x="1.259cm" svg:y="0.375cm" svg:width="10.059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'.B2:'5'.B11" chart:label-cell-address="'5'.B1:'5'.B1" chart:class="chart:scatter">
            <chart:domain table:cell-range-address="'5'.A2:'5'.A11"/>
            <chart:regression-curve chart:style-name="ch7">
              <chart:equation chart:display-equation="true" chart:display-r-square="false" svg:x="1.425cm" svg:y="1.906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oids</text:p>
                <draw:g>
                  <svg:desc>'5'.B1:'5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5'.A2:'5'.A11</svg:desc>
                </draw:g>
              </table:table-cell>
              <table:table-cell office:value-type="float" office:value="0">
                <text:p>0</text:p>
                <draw:g>
                  <svg:desc>'5'.B2:'5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00">
                <text:p>224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400">
                <text:p>544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000">
                <text:p>111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000">
                <text:p>219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3.96cm" style:legend-expansion="high" chart:style-name="ch2"/>
        <chart:plot-area chart:style-name="ch3" table:cell-range-address="'6'.A2:'6'.B11 '6'.B1:'6'.B1" chart:data-source-has-labels="row" svg:x="0.32cm" svg:y="0.18cm" svg:width="11.582cm" svg:height="8.64cm">
          <chartooo:coordinate-region svg:x="1.259cm" svg:y="0.375cm" svg:width="10.059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'.B2:'6'.B11" chart:label-cell-address="'6'.B1:'6'.B1" chart:class="chart:scatter">
            <chart:domain table:cell-range-address="'6'.A2:'6'.A11"/>
            <chart:regression-curve chart:style-name="ch7">
              <chart:equation chart:display-equation="true" chart:display-r-square="false" svg:x="1.425cm" svg:y="1.906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oids</text:p>
                <draw:g>
                  <svg:desc>'6'.B1:'6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6'.A2:'6'.A11</svg:desc>
                </draw:g>
              </table:table-cell>
              <table:table-cell office:value-type="float" office:value="0">
                <text:p>0</text:p>
                <draw:g>
                  <svg:desc>'6'.B2:'6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00">
                <text:p>328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200">
                <text:p>652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000">
                <text:p>123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3000">
                <text:p>233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